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8ccf"/>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001cm" draw:fill-color="#00688f"/>
    </style:style>
    <style:style style:name="gr4" style:family="graphic" style:parent-style-name="standard">
      <style:graphic-properties draw:stroke="none" svg:stroke-width="0.001cm" draw:fill-color="#3cafe4"/>
    </style:style>
    <style:style style:name="gr5" style:family="graphic" style:parent-style-name="standard">
      <style:graphic-properties draw:stroke="none" svg:stroke-width="0.001cm" draw:fill-color="#0091d4"/>
    </style:style>
    <style:style style:name="gr6" style:family="graphic" style:parent-style-name="standard">
      <style:graphic-properties draw:stroke="none" svg:stroke-width="0.001cm" draw:fill-color="#076086"/>
    </style:style>
    <style:style style:name="gr7" style:family="graphic" style:parent-style-name="standard">
      <style:graphic-properties draw:stroke="none" svg:stroke-width="0.001cm" draw:fill-color="#add6e7"/>
    </style:style>
    <style:style style:name="gr8" style:family="graphic" style:parent-style-name="standard">
      <style:graphic-properties draw:stroke="none" svg:stroke-width="0.001cm" draw:fill-color="#0c0c0e"/>
    </style:style>
    <style:style style:name="gr9"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4.186cm" svg:y="-5cm"/>
          <draw:glue-point draw:id="5" svg:x="5cm" svg:y="-5cm"/>
          <draw:glue-point draw:id="6" svg:x="0.407cm" svg:y="-5cm"/>
          <draw:glue-point draw:id="7" svg:x="-4.991cm" svg:y="5cm"/>
          <draw:glue-point draw:id="8" svg:x="4.119cm" svg:y="5cm"/>
          <draw:glue-point draw:id="9" svg:x="-0.436cm" svg:y="5cm"/>
          <draw:glue-point draw:id="10" svg:x="-5cm" svg:y="-3.529cm"/>
          <draw:glue-point draw:id="11" svg:x="-5cm" svg:y="0.735cm"/>
          <draw:glue-point draw:id="12" svg:x="5cm" svg:y="3.181cm"/>
          <draw:glue-point draw:id="13" svg:x="5cm" svg:y="-0.911cm"/>
          <draw:glue-point draw:id="14" svg:x="-0.009cm" svg:y="-0.052cm"/>
          <draw:polygon draw:style-name="gr1" draw:layer="layout" svg:width="3.102cm" svg:height="1.706cm" svg:x="0.003cm" svg:y="0.294cm" svg:viewBox="0 0 3103 1707" draw:points="0,0 0,1707 3103,1707 3103,0">
            <text:p/>
          </draw:polygon>
          <draw:path draw:style-name="gr2" draw:layer="layout" svg:width="3.102cm" svg:height="1.692cm" svg:x="0.003cm" svg:y="0.294cm" svg:viewBox="0 0 3103 1693" svg:d="m0 0v1693zm3103 0v-1693h-3103zm0 0z">
            <text:p/>
          </draw:path>
          <draw:polygon draw:style-name="gr3" draw:layer="layout" svg:width="0.313cm" svg:height="1.998cm" svg:x="3.105cm" svg:y="0.002cm" svg:viewBox="0 0 314 1999" draw:points="0,292 0,1999 314,1635 314,0">
            <text:p/>
          </draw:polygon>
          <draw:path draw:style-name="gr2" draw:layer="layout" svg:width="0.313cm" svg:height="1.984cm" svg:x="3.105cm" svg:y="0.002cm" svg:viewBox="0 0 314 1985" svg:d="m0 292v1693zm11 0 303-350v-1635l-314 292zm0 0z">
            <text:p/>
          </draw:path>
          <draw:polygon draw:style-name="gr4" draw:layer="layout" svg:width="3.418cm" svg:height="0.294cm" svg:x="0cm" svg:y="0cm" svg:viewBox="0 0 3419 295" draw:points="0,295 278,0 3419,0 3106,295">
            <text:p/>
          </draw:polygon>
          <draw:polygon draw:style-name="gr2" draw:layer="layout" svg:width="3.418cm" svg:height="0.294cm" svg:x="0cm" svg:y="0cm" svg:viewBox="0 0 3419 295" draw:points="0,295 278,0 3419,0 3106,295">
            <text:p/>
          </draw:polygon>
          <draw:polygon draw:style-name="gr5" draw:layer="layout" svg:width="0.726cm" svg:height="0.277cm" svg:x="1.191cm" svg:y="1.352cm" svg:viewBox="0 0 727 278" draw:points="727,138 726,146 725,153 722,159 719,167 715,173 710,179 704,186 698,192 691,199 683,205 674,211 664,216 655,222 644,227 632,232 620,237 608,242 594,246 581,250 566,254 552,257 536,261 521,264 505,266 488,269 471,272 454,273 436,275 418,277 400,278 382,278 363,278 344,278 326,278 308,277 290,275 272,273 255,272 239,269 221,266 206,264 190,261 175,257 160,254 145,250 132,246 118,242 106,237 94,232 82,227 71,222 62,216 52,211 43,205 35,199 28,192 22,186 16,179 11,173 7,167 4,159 1,153 0,146 0,138 0,131 1,124 4,117 7,110 11,104 16,97 22,91 28,84 35,78 43,72 52,66 62,61 71,55 82,50 94,45 106,40 118,36 132,31 145,27 160,23 175,20 190,16 206,13 221,10 239,7 255,6 272,4 290,2 308,1 326,0 344,0 363,0 382,0 400,0 418,1 436,2 454,4 471,6 488,7 505,10 521,13 536,16 552,20 566,23 581,27 594,31 608,36 620,40 632,45 644,50 655,55 664,61 674,66 683,72 691,78 698,84 704,91 710,97 715,104 719,110 722,117 725,124 726,131">
            <text:p/>
          </draw:polygon>
          <draw:polygon draw:style-name="gr6" draw:layer="layout" svg:width="0.726cm" svg:height="0.277cm" svg:x="1.191cm" svg:y="1.393cm" svg:viewBox="0 0 727 278" draw:points="727,138 726,146 725,153 722,159 719,167 715,173 710,180 704,186 698,192 691,199 683,205 674,210 664,216 655,222 644,227 632,232 620,236 608,242 594,245 581,250 566,254 552,257 536,261 521,264 505,266 488,269 471,271 454,273 436,275 418,276 400,277 382,278 363,278 344,278 326,277 308,276 290,275 272,273 255,271 239,269 221,266 206,264 190,261 175,257 160,254 145,250 132,245 118,242 106,236 94,232 82,227 71,222 62,216 52,210 43,205 35,199 28,192 22,186 16,180 11,173 7,167 4,159 1,153 0,146 0,138 0,131 1,125 4,117 7,110 11,104 16,97 22,91 28,84 35,78 43,72 52,67 62,61 71,55 82,50 94,45 106,40 118,36 132,31 145,27 160,23 175,20 190,16 206,14 221,10 239,8 255,6 272,4 290,2 308,2 326,0 344,0 363,0 382,0 400,0 418,2 436,2 454,4 471,6 488,8 505,10 521,14 536,16 552,20 566,23 581,27 594,31 608,36 620,40 632,45 644,50 655,55 664,61 674,67 683,72 691,78 698,84 704,91 710,97 715,104 719,110 722,117 725,125 726,131">
            <text:p/>
          </draw:polygon>
          <draw:polygon draw:style-name="gr7" draw:layer="layout" svg:width="0.395cm" svg:height="0.155cm" svg:x="1.538cm" svg:y="1.532cm" svg:viewBox="0 0 396 156" draw:points="16,156 35,155 53,155 72,154 90,153 108,151 126,149 143,147 160,145 177,141 192,139 208,135 223,131 238,127 252,123 266,118 279,114 285,111 292,108 297,106 303,104 309,100 314,98 321,95 325,91 330,89 336,86 341,82 345,80 350,76 354,73 358,69 362,65 366,63 369,58 373,55 376,51 379,48 381,44 384,39 387,35 388,31 390,27 392,23 394,18 395,13 396,9 396,4 396,0 364,0 364,2 364,5 363,7 363,10 362,12 361,15 360,17 358,20 358,23 356,25 353,28 351,31 349,33 347,36 343,39 341,42 338,45 334,48 330,50 327,53 323,56 319,58 314,61 310,64 305,66 301,68 295,72 291,74 285,76 279,79 274,82 268,83 255,88 243,92 229,96 216,99 201,104 186,106 170,110 155,113 139,115 122,117 105,119 88,121 70,122 52,123 34,123 16,123 14,123 12,123 10,123 9,124 8,125 6,126 5,127 4,128 3,129 2,131 1,132 1,133 0,135 0,137 0,138 0,139 0,141 0,142 0,144 1,145 1,147 2,148 3,149 4,150 5,151 6,152 8,153 9,154 10,155 12,155 14,156">
            <text:p/>
          </draw:polygon>
          <draw:polygon draw:style-name="gr7" draw:layer="layout" svg:width="0.379cm" svg:height="0.171cm" svg:x="1.176cm" svg:y="1.516cm" svg:viewBox="0 0 380 172" draw:points="0,16 0,20 0,25 0,29 1,34 3,39 5,43 7,47 8,51 11,55 13,60 16,64 19,67 22,71 26,74 29,79 33,81 37,85 41,89 45,92 50,96 55,98 59,102 65,105 69,107 74,111 80,114 86,116 92,120 97,122 104,124 110,127 116,130 130,134 144,139 157,143 172,147 187,151 203,155 219,157 236,161 252,163 269,165 287,167 305,169 324,170 342,171 360,171 380,172 380,139 361,139 342,139 325,138 307,137 290,135 273,133 257,131 240,129 225,126 209,122 194,120 180,115 166,112 153,108 140,104 127,99 122,98 116,95 111,92 105,90 100,88 95,84 90,82 85,80 81,77 76,74 72,72 68,69 65,66 61,64 57,61 54,58 51,55 48,52 45,49 44,47 42,44 39,41 38,39 37,36 35,33 34,31 33,28 32,26 32,23 31,21 31,18 31,16 31,14 30,12 30,10 29,8 29,8 29,6 27,5 26,4 25,3 24,2 22,1 21,0 19,0 18,0 17,0 15,0 14,0 12,0 10,0 9,0 7,1 7,2 5,3 4,4 3,5 2,6 1,8 0,8 0,10 0,12 0,14">
            <text:p/>
          </draw:polygon>
          <draw:polygon draw:style-name="gr7" draw:layer="layout" svg:width="0.395cm" svg:height="0.155cm" svg:x="1.176cm" svg:y="1.377cm" svg:viewBox="0 0 396 156" draw:points="380,0 360,0 342,0 324,1 305,2 287,4 269,6 252,8 236,12 219,14 203,17 187,20 172,24 157,28 144,32 130,37 116,42 104,46 92,52 86,54 80,57 74,60 69,64 65,66 59,69 55,73 50,76 45,78 41,82 37,86 33,89 29,93 26,96 22,100 19,104 16,108 13,112 11,116 8,120 7,124 5,128 3,133 1,137 0,142 0,147 0,151 0,156 31,156 31,153 31,150 32,148 32,146 33,143 34,140 35,137 37,135 38,133 39,130 42,127 44,124 45,121 48,119 51,116 54,113 57,111 61,108 65,105 68,102 72,100 76,97 81,94 85,91 90,88 95,86 100,84 105,81 116,77 127,72 140,67 153,63 166,59 180,55 194,52 209,48 225,46 240,43 257,40 273,38 290,36 307,35 325,34 343,32 361,32 380,32 381,32 383,32 385,31 387,31 388,30 389,29 390,28 391,27 392,26 393,24 394,24 395,22 395,20 395,18 395,17 396,16 395,14 395,12 395,12 395,10 394,8 393,7 392,6 391,5 390,4 389,2 388,1 387,1 385,0 383,0 381,0">
            <text:p/>
          </draw:polygon>
          <draw:polygon draw:style-name="gr7" draw:layer="layout" svg:width="0.378cm" svg:height="0.17cm" svg:x="1.555cm" svg:y="1.377cm" svg:viewBox="0 0 379 171" draw:points="379,155 379,150 379,146 378,141 377,136 375,132 373,127 371,124 370,119 367,116 364,111 362,107 359,104 356,99 352,95 349,93 345,89 341,86 337,82 333,78 328,75 324,72 319,69 314,66 308,63 303,60 297,57 293,54 286,52 275,46 262,42 249,37 235,32 221,28 206,24 192,20 176,17 160,14 144,12 127,8 110,6 92,4 74,2 55,1 37,0 18,0 0,0 0,32 17,32 36,32 53,33 72,35 89,36 106,38 122,40 139,42 154,45 169,48 185,52 199,55 212,59 226,62 238,67 250,72 262,76 274,81 278,84 284,86 288,88 293,91 297,94 302,96 307,99 310,102 314,104 317,107 321,110 324,112 326,116 330,118 332,121 335,124 336,126 339,129 341,132 342,134 343,136 344,140 345,142 346,145 346,148 347,150 347,152 347,155 347,156 348,158 348,160 349,162 349,163 350,165 351,166 352,166 353,167 354,168 356,170 357,170 359,171 360,171 362,171 363,171 364,171 366,171 368,171 369,170 371,170 371,168 373,167 374,166 375,166 376,165 377,163 378,162 379,160 379,158 379,156">
            <text:p/>
          </draw:polygon>
          <draw:polygon draw:style-name="gr6" draw:layer="layout" svg:width="0.727cm" svg:height="0.446cm" svg:x="1.191cm" svg:y="1.08cm" svg:viewBox="0 0 728 447" draw:points="0,0 0,447 728,447 728,0">
            <text:p/>
          </draw:polygon>
          <draw:polygon draw:style-name="gr8" draw:layer="layout" svg:width="0.726cm" svg:height="0.277cm" svg:x="1.191cm" svg:y="0.936cm" svg:viewBox="0 0 727 278" draw:points="727,138 726,145 725,152 722,159 719,166 715,173 710,179 704,186 698,192 691,199 683,205 674,211 664,216 655,222 644,227 632,232 620,237 608,241 594,246 581,250 566,254 552,257 536,261 521,264 505,267 488,269 471,271 454,273 436,275 418,276 400,277 382,278 363,278 344,278 326,277 308,276 290,275 272,273 255,271 239,269 221,267 206,264 190,261 175,257 160,254 145,250 132,246 118,241 106,237 94,232 82,227 71,222 62,216 52,211 43,205 35,199 28,192 22,186 16,179 11,173 7,166 4,159 1,152 0,145 0,138 0,131 1,124 4,117 7,110 11,104 16,97 22,90 28,84 35,78 43,71 52,66 62,61 71,55 82,50 94,44 106,39 118,35 132,30 145,27 160,23 175,19 190,16 206,13 221,10 239,7 255,6 272,3 290,2 308,0 326,0 344,0 363,0 382,0 400,0 418,0 436,2 454,3 471,6 488,7 505,10 521,13 536,16 552,19 566,23 581,27 594,30 608,35 620,39 632,44 644,50 655,55 664,61 674,66 683,71 691,78 698,84 704,90 710,97 715,104 719,110 722,117 725,124 726,131">
            <text:p/>
          </draw:polygon>
          <draw:polygon draw:style-name="gr7" draw:layer="layout" svg:width="0.395cm" svg:height="0.155cm" svg:x="1.538cm" svg:y="1.074cm" svg:viewBox="0 0 396 156" draw:points="16,156 35,155 53,155 72,154 90,152 108,151 126,149 143,147 160,144 177,141 192,139 208,135 223,131 238,127 252,123 266,118 279,114 285,111 292,108 297,105 303,103 309,100 314,98 321,94 325,91 330,89 336,86 341,82 345,80 350,76 354,73 358,69 362,66 366,62 369,58 373,55 376,51 379,47 381,44 384,39 387,35 388,31 390,26 392,23 394,18 395,13 396,9 396,5 396,0 364,0 364,1 364,5 363,7 363,10 362,12 361,15 360,17 358,20 358,23 356,25 353,28 351,31 349,33 347,37 343,39 341,42 338,45 334,47 330,50 327,53 323,56 319,58 314,61 310,64 305,66 301,69 295,71 291,74 285,76 279,79 274,81 268,83 255,88 243,91 229,96 216,100 201,103 186,106 170,110 155,113 139,114 122,117 105,119 88,120 70,122 52,123 34,123 16,123 14,123 12,123 10,123 9,125 8,125 6,127 5,127 4,128 3,129 2,131 1,132 1,133 0,135 0,137 0,137 0,139 0,141 0,142 0,144 1,145 1,147 2,147 3,149 4,150 5,151 6,152 8,153 9,154 10,155 12,155 14,155">
            <text:p/>
          </draw:polygon>
          <draw:polygon draw:style-name="gr7" draw:layer="layout" svg:width="0.379cm" svg:height="0.171cm" svg:x="1.176cm" svg:y="1.058cm" svg:viewBox="0 0 380 172" draw:points="0,16 0,21 0,25 0,30 1,35 3,39 5,43 7,47 8,52 11,55 13,60 16,63 19,67 22,71 26,75 29,78 33,82 37,86 41,89 45,92 50,96 55,99 59,102 65,105 69,108 74,110 80,114 86,116 92,119 97,121 104,124 110,127 116,130 130,134 144,139 157,143 172,147 187,151 203,155 219,157 236,160 252,163 269,165 287,167 305,168 324,170 342,171 360,171 380,172 380,139 361,139 342,139 325,138 307,136 290,135 273,133 257,131 240,129 225,126 209,123 194,119 180,116 166,112 153,108 140,104 127,99 122,97 116,95 111,92 105,90 100,87 95,85 90,82 85,80 81,77 76,75 72,72 68,69 65,67 61,63 57,61 54,58 51,55 48,53 45,50 44,47 42,45 39,42 38,39 37,36 35,33 34,31 33,28 32,26 32,23 31,21 31,18 31,16 31,15 30,13 30,11 29,9 29,8 29,6 27,5 26,3 25,3 24,2 22,1 21,1 19,1 18,0 17,0 15,0 14,0 12,0 10,1 9,1 7,1 7,2 5,3 4,3 3,5 2,6 1,8 0,9 0,11 0,13 0,15">
            <text:p/>
          </draw:polygon>
          <draw:polygon draw:style-name="gr7" draw:layer="layout" svg:width="0.395cm" svg:height="0.154cm" svg:x="1.176cm" svg:y="0.92cm" svg:viewBox="0 0 396 155" draw:points="380,0 360,0 342,0 324,1 305,2 287,4 269,6 252,7 236,10 219,13 203,16 187,20 172,23 157,28 144,31 130,37 116,41 104,46 92,52 86,54 80,57 74,60 69,62 65,66 59,69 55,72 50,75 45,78 41,82 37,85 33,88 29,92 26,95 22,99 19,102 16,107 13,111 11,114 8,119 7,123 5,128 3,132 1,136 0,141 0,146 0,150 0,155 31,155 31,152 31,149 32,147 32,145 33,142 34,139 35,136 37,134 38,132 39,129 42,126 44,124 45,121 48,118 51,116 54,113 57,110 61,107 65,104 68,101 72,99 76,96 81,93 85,91 90,88 95,85 100,84 105,80 116,76 127,72 140,67 153,62 166,59 180,55 194,52 209,48 225,45 240,42 257,40 273,38 290,36 307,34 325,33 343,32 361,31 380,31 381,31 383,31 385,30 387,30 388,30 389,28 390,28 391,26 392,25 393,24 394,22 395,21 395,20 395,18 395,16 396,16 395,14 395,12 395,11 395,9 394,8 393,6 392,6 391,4 390,3 389,2 388,1 387,1 385,0 383,0 381,0">
            <text:p/>
          </draw:polygon>
          <draw:polygon draw:style-name="gr7" draw:layer="layout" svg:width="0.378cm" svg:height="0.17cm" svg:x="1.555cm" svg:y="0.92cm" svg:viewBox="0 0 379 171" draw:points="379,155 379,150 379,146 378,141 377,137 375,132 373,128 371,123 370,120 367,114 364,111 362,107 359,103 356,99 352,96 349,92 345,88 341,86 337,82 333,78 328,75 324,72 319,69 314,66 308,62 303,60 297,57 293,54 286,52 275,46 262,41 249,37 235,32 221,28 206,23 192,20 176,16 160,13 144,10 127,8 110,6 92,4 74,2 55,1 37,0 18,0 0,0 0,32 17,32 36,32 53,33 72,34 89,36 106,38 122,40 139,42 154,45 169,48 185,52 199,55 212,59 226,62 238,67 250,72 262,76 274,81 278,84 284,86 288,88 293,91 297,94 302,96 307,99 310,102 314,105 317,107 321,110 324,113 326,116 330,118 332,121 335,124 336,127 339,130 341,132 342,134 343,137 344,140 345,142 346,145 346,148 347,150 347,152 347,155 347,157 348,159 348,161 349,162 349,163 350,164 351,166 352,167 353,168 354,169 356,170 357,170 359,171 360,171 362,171 363,171 364,171 366,171 368,171 369,170 371,170 371,169 373,168 374,167 375,166 376,164 377,163 378,162 379,161 379,159 379,157">
            <text:p/>
          </draw:polygon>
          <draw:polygon draw:style-name="gr7" draw:layer="layout" svg:width="0.032cm" svg:height="0.016cm" svg:x="1.176cm" svg:y="1.067cm" svg:viewBox="0 0 33 17" draw:points="33,17 33,0 0,0 0,17">
            <text:p/>
          </draw:polygon>
          <draw:polygon draw:style-name="gr7" draw:layer="layout" svg:width="0.032cm" svg:height="0.428cm" svg:x="1.176cm" svg:y="1.084cm" svg:viewBox="0 0 33 429" draw:points="33,429 33,0 0,0 0,429">
            <text:p/>
          </draw:polygon>
          <draw:polygon draw:style-name="gr7" draw:layer="layout" svg:width="0.032cm" svg:height="0.016cm" svg:x="1.176cm" svg:y="1.512cm" svg:viewBox="0 0 33 17" draw:points="0,0 0,17 33,17 33,0">
            <text:p/>
          </draw:polygon>
          <draw:polygon draw:style-name="gr7" draw:layer="layout" svg:width="0.032cm" svg:height="0.016cm" svg:x="1.901cm" svg:y="1.067cm" svg:viewBox="0 0 33 17" draw:points="33,17 33,0 0,0 0,17">
            <text:p/>
          </draw:polygon>
          <draw:polygon draw:style-name="gr7" draw:layer="layout" svg:width="0.032cm" svg:height="0.428cm" svg:x="1.901cm" svg:y="1.084cm" svg:viewBox="0 0 33 429" draw:points="33,429 33,0 0,0 0,429">
            <text:p/>
          </draw:polygon>
          <draw:polygon draw:style-name="gr7" draw:layer="layout" svg:width="0.032cm" svg:height="0.017cm" svg:x="1.901cm" svg:y="1.512cm" svg:viewBox="0 0 33 18" draw:points="0,0 0,18 33,18 33,0">
            <text:p/>
          </draw:polygon>
          <draw:polygon draw:style-name="gr8" draw:layer="layout" svg:width="0.909cm" svg:height="0.382cm" svg:x="2.137cm" svg:y="1.07cm" svg:viewBox="0 0 910 383" draw:points="576,237 0,239 0,145 576,145 577,0 910,192 577,383">
            <text:p/>
          </draw:polygon>
          <draw:polygon draw:style-name="gr8" draw:layer="layout" svg:width="0.788cm" svg:height="0.541cm" svg:x="2.081cm" svg:y="0.618cm" svg:viewBox="0 0 789 542" draw:points="533,223 49,542 0,464 484,145 406,23 789,0 612,344">
            <text:p/>
          </draw:polygon>
          <draw:polygon draw:style-name="gr8" draw:layer="layout" svg:width="0.788cm" svg:height="0.541cm" svg:x="2.081cm" svg:y="1.358cm" svg:viewBox="0 0 789 542" draw:points="533,318 49,0 0,77 484,396 406,518 789,542 612,196">
            <text:p/>
          </draw:polygon>
          <draw:polygon draw:style-name="gr8" draw:layer="layout" svg:width="0.909cm" svg:height="0.382cm" svg:x="0.081cm" svg:y="1.07cm" svg:viewBox="0 0 910 383" draw:points="334,237 910,239 910,145 334,145 333,0 0,192 333,383">
            <text:p/>
          </draw:polygon>
          <draw:polygon draw:style-name="gr8" draw:layer="layout" svg:width="0.378cm" svg:height="0.545cm" svg:x="1.382cm" svg:y="0.368cm" svg:viewBox="0 0 379 546" draw:points="235,208 236,0 143,0 143,208 0,209 189,546 379,209">
            <text:p/>
          </draw:polygon>
          <draw:polygon draw:style-name="gr8" draw:layer="layout" svg:width="0.787cm" svg:height="0.541cm" svg:x="0.259cm" svg:y="0.618cm" svg:viewBox="0 0 788 542" draw:points="255,223 738,542 788,464 305,145 383,23 0,0 177,344">
            <text:p/>
          </draw:polygon>
          <draw:polygon draw:style-name="gr8" draw:layer="layout" svg:width="0.787cm" svg:height="0.541cm" svg:x="0.259cm" svg:y="1.358cm" svg:viewBox="0 0 788 542" draw:points="255,318 738,0 788,77 305,396 383,518 0,542 177,196">
            <text:p/>
          </draw:polygon>
          <draw:polygon draw:style-name="gr9" draw:layer="layout" svg:width="0.91cm" svg:height="0.381cm" svg:x="2.131cm" svg:y="1.059cm" svg:viewBox="0 0 911 382" draw:points="577,237 0,237 0,144 577,143 577,0 911,190 577,382">
            <text:p/>
          </draw:polygon>
          <draw:polygon draw:style-name="gr9" draw:layer="layout" svg:width="0.788cm" svg:height="0.54cm" svg:x="2.074cm" svg:y="0.607cm" svg:viewBox="0 0 789 541" draw:points="533,222 49,541 0,463 483,145 406,23 789,0 611,344">
            <text:p/>
          </draw:polygon>
          <draw:polygon draw:style-name="gr9" draw:layer="layout" svg:width="0.788cm" svg:height="0.539cm" svg:x="2.074cm" svg:y="1.347cm" svg:viewBox="0 0 789 540" draw:points="533,317 49,0 0,77 483,394 406,517 789,540 611,196">
            <text:p/>
          </draw:polygon>
          <draw:polygon draw:style-name="gr9" draw:layer="layout" svg:width="0.911cm" svg:height="0.381cm" svg:x="0.074cm" svg:y="1.059cm" svg:viewBox="0 0 912 382" draw:points="334,237 912,237 912,144 334,143 334,0 0,190 334,382">
            <text:p/>
          </draw:polygon>
          <draw:polygon draw:style-name="gr9" draw:layer="layout" svg:width="0.378cm" svg:height="0.546cm" svg:x="1.375cm" svg:y="0.357cm" svg:viewBox="0 0 379 547" draw:points="234,209 235,0 143,0 143,209 0,209 189,547 379,209">
            <text:p/>
          </draw:polygon>
          <draw:polygon draw:style-name="gr9" draw:layer="layout" svg:width="0.787cm" svg:height="0.54cm" svg:x="0.253cm" svg:y="0.607cm" svg:viewBox="0 0 788 541" draw:points="255,222 738,541 788,463 304,145 383,23 0,0 176,344">
            <text:p/>
          </draw:polygon>
          <draw:polygon draw:style-name="gr9" draw:layer="layout" svg:width="0.787cm" svg:height="0.539cm" svg:x="0.253cm" svg:y="1.347cm" svg:viewBox="0 0 788 540" draw:points="255,317 738,0 788,77 304,394 383,517 0,540 176,19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DM Content Distribution Manager</dc:title>
    <meta:creation-date>2011-02-07T16:43:52</meta:creation-date>
    <meta:editing-duration>P0D</meta:editing-duration>
    <meta:editing-cycles>1</meta:editing-cycles>
    <meta:document-statistic meta:object-count="39"/>
    <meta:generator>OpenOffice.org/3.3$Linux OpenOffice.org_project/330m20$Build-9567</meta:generator>
  </office:meta>
</office:document-meta>
</file>